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jet 1 :</text:span> Création d'un site web </text:p>
      <text:p text:style-name="Standard"/>
      <text:list xml:id="list5352246874802415091" text:style-name="L1">
        <text:list-item>
          <text:p text:style-name="P1">Recherche</text:p>
        </text:list-item>
        <text:list-item>
          <text:p text:style-name="P1">Maquettes</text:p>
        </text:list-item>
        <text:list-item>
          <text:p text:style-name="P1">Implémentation</text:p>
        </text:list-item>
        <text:list-item>
          <text:p text:style-name="P1">Hébergement</text:p>
        </text:list-item>
        <text:list-item>
          <text:p text:style-name="P1">Livraison</text:p>
        </text:list-item>
      </text:list>
      <text:p text:style-name="Standard"/>
      <text:p text:style-name="P2">Date butoire : 17 mai 2018</text:p>
      <text:p text:style-name="P2">file:///C:/Users/DGEN%2039/Documents/clee/site/projet1.html</text:p>
      <text:p text:style-name="P5">Thème : Street Art</text:p>
      <text:p text:style-name="P2"/>
      <text:p text:style-name="P4"><text:span text:style-name="T2">lien:</text:span> https://www.fatcap.com/graffiti-styles.html</text:p>
      <text:p text:style-name="P2"/>
      <text:p text:style-name="P2">Nombre de page : <text:span text:style-name="T3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GEN 39</meta:initial-creator>
    <meta:creation-date>2018-04-25T13:19:22.79</meta:creation-date>
    <dc:date>2018-04-25T16:29:25.63</dc:date>
    <dc:creator>DGEN 39</dc:creator>
    <meta:editing-duration>PT1H20M40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11" meta:word-count="35" meta:character-count="261"/>
  </office:meta>
</office:document-meta>
</file>